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1d1c1d" fo:font-size="11.5pt" fo:background-color="#f8f8f8" style:font-size-asian="11.5pt" style:font-size-complex="11.5pt"/>
    </style:style>
    <style:style style:name="P2" style:family="paragraph" style:parent-style-name="Standard">
      <loext:graphic-properties draw:fill="solid" draw:fill-color="#ffffff"/>
      <style:paragraph-properties fo:margin-left="-0.423cm" fo:margin-right="-0.212cm" fo:margin-top="0cm" fo:margin-bottom="0cm" loext:contextual-spacing="false" fo:line-height="146%" fo:text-indent="0cm" style:auto-text-indent="false" fo:background-color="#ffffff"/>
      <style:text-properties fo:color="#1d1c1d" fo:font-size="11.5pt" fo:background-color="#f8f8f8" style:font-size-asian="11.5pt" style:font-size-complex="11.5pt"/>
    </style:style>
    <style:style style:name="P3" style:family="paragraph" style:parent-style-name="Standard">
      <loext:graphic-properties draw:fill="solid" draw:fill-color="#ffffff"/>
      <style:paragraph-properties fo:margin-left="-0.423cm" fo:margin-right="-0.212cm" fo:margin-top="0cm" fo:margin-bottom="0cm" loext:contextual-spacing="false" fo:line-height="146%" fo:text-indent="0cm" style:auto-text-indent="false" fo:background-color="#ffffff"/>
    </style:style>
    <style:style style:name="P4" style:family="paragraph" style:parent-style-name="Standard">
      <style:text-properties fo:color="#1d1c1d" style:font-name="Arial1" fo:font-size="11.5pt" fo:background-color="#f8f8f8" style:font-size-asian="11.5pt" style:font-size-complex="11.5pt"/>
    </style:style>
    <style:style style:name="P5" style:family="paragraph" style:parent-style-name="Standard">
      <style:text-properties fo:color="#1d1c1d" style:font-name="Arial1" fo:font-size="11.5pt" fo:font-weight="bold" fo:background-color="#f8f8f8" style:font-size-asian="11.5pt" style:font-weight-asian="bold" style:font-size-complex="11.5pt" style:font-weight-complex="bold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>
      <loext:graphic-properties draw:fill="solid" draw:fill-color="#ffffff"/>
      <style:paragraph-properties fo:margin-left="-0.423cm" fo:margin-right="-0.212cm" fo:margin-top="0cm" fo:margin-bottom="0cm" loext:contextual-spacing="false" fo:line-height="146%" fo:text-indent="0cm" style:auto-text-indent="false" fo:background-color="#ffffff"/>
      <style:text-properties fo:color="#1d1c1d" style:font-name="Arial1" fo:font-size="11.5pt" fo:background-color="#f8f8f8" style:font-size-asian="11.5pt" style:font-size-complex="11.5pt"/>
    </style:style>
    <style:style style:name="P8" style:family="paragraph" style:parent-style-name="Standard">
      <loext:graphic-properties draw:fill="solid" draw:fill-color="#ffffff"/>
      <style:paragraph-properties fo:margin-left="-0.423cm" fo:margin-right="-0.212cm" fo:margin-top="0cm" fo:margin-bottom="0cm" loext:contextual-spacing="false" fo:line-height="146%" fo:text-indent="0cm" style:auto-text-indent="false" fo:background-color="#ffffff"/>
      <style:text-properties style:font-name="Arial1"/>
    </style:style>
    <style:style style:name="P9" style:family="paragraph" style:parent-style-name="Standard">
      <loext:graphic-properties draw:fill="solid" draw:fill-color="#ffffff"/>
      <style:paragraph-properties fo:margin-left="-0.423cm" fo:margin-right="-0.212cm" fo:margin-top="0cm" fo:margin-bottom="0cm" loext:contextual-spacing="false" fo:line-height="146%" fo:text-indent="0.423cm" style:auto-text-indent="false" fo:background-color="#ffffff"/>
      <style:text-properties fo:color="#1d1c1d" style:font-name="Arial1" fo:font-size="11.5pt" fo:background-color="#f8f8f8" style:font-size-asian="11.5pt" style:font-size-complex="11.5pt"/>
    </style:style>
    <style:style style:name="P10" style:family="paragraph" style:parent-style-name="Standard">
      <loext:graphic-properties draw:fill="solid" draw:fill-color="#ffffff"/>
      <style:paragraph-properties fo:margin-left="-0.423cm" fo:margin-right="-0.212cm" fo:margin-top="0cm" fo:margin-bottom="0cm" loext:contextual-spacing="false" fo:line-height="146%" fo:text-indent="0.423cm" style:auto-text-indent="false" fo:background-color="#ffffff"/>
      <style:text-properties fo:color="#1d1c1d" style:font-name="Arial1" fo:font-size="11.5pt" fo:font-weight="bold" fo:background-color="#f8f8f8" style:font-size-asian="11.5pt" style:font-weight-asian="bold" style:font-size-complex="11.5pt" style:font-weight-complex="bold"/>
    </style:style>
    <style:style style:name="P11" style:family="paragraph" style:parent-style-name="Standard">
      <loext:graphic-properties draw:fill="solid" draw:fill-color="#ffffff"/>
      <style:paragraph-properties fo:margin-left="0cm" fo:margin-right="-0.212cm" fo:margin-top="0cm" fo:margin-bottom="0cm" loext:contextual-spacing="false" fo:line-height="146%" fo:text-indent="0cm" style:auto-text-indent="false" fo:background-color="#ffffff"/>
      <style:text-properties fo:color="#1d1c1d" style:font-name="Arial1" fo:font-size="11.5pt" fo:background-color="#f8f8f8" style:font-size-asian="11.5pt" style:font-size-complex="11.5pt"/>
    </style:style>
    <style:style style:name="P12" style:family="paragraph" style:parent-style-name="Standard">
      <loext:graphic-properties draw:fill="solid" draw:fill-color="#ffffff"/>
      <style:paragraph-properties fo:margin-left="0cm" fo:margin-right="-0.212cm" fo:margin-top="0cm" fo:margin-bottom="0cm" loext:contextual-spacing="false" fo:line-height="146%" fo:text-indent="0cm" style:auto-text-indent="false" fo:background-color="#ffffff"/>
      <style:text-properties style:font-name="Arial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000000" style:font-name="Arial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4" style:family="paragraph" style:parent-style-name="Standard" style:master-page-name="">
      <loext:graphic-properties draw:fill="solid" draw:fill-color="#ffffff"/>
      <style:paragraph-properties fo:margin-left="0cm" fo:margin-right="-0.199cm" fo:margin-top="0cm" fo:margin-bottom="0cm" loext:contextual-spacing="false" fo:line-height="146%" fo:text-indent="0cm" style:auto-text-indent="false" style:page-number="auto" fo:background-color="#ffffff"/>
      <style:text-properties style:font-name="Arial1"/>
    </style:style>
    <style:style style:name="P15" style:family="paragraph" style:parent-style-name="Standard">
      <loext:graphic-properties draw:fill="solid" draw:fill-color="#ffffff"/>
      <style:paragraph-properties fo:margin-left="0cm" fo:margin-right="-0.199cm" fo:margin-top="0cm" fo:margin-bottom="0cm" loext:contextual-spacing="false" fo:line-height="146%" fo:text-indent="0cm" style:auto-text-indent="false" fo:background-color="#ffffff"/>
      <style:text-properties style:font-name="Arial1"/>
    </style:style>
    <style:style style:name="P16" style:family="paragraph" style:parent-style-name="Standard">
      <loext:graphic-properties draw:fill="solid" draw:fill-color="#ffffff"/>
      <style:paragraph-properties fo:margin-left="0cm" fo:margin-right="-0.199cm" fo:margin-top="0cm" fo:margin-bottom="0cm" loext:contextual-spacing="false" fo:line-height="146%" fo:text-indent="0cm" style:auto-text-indent="false" fo:background-color="#ffffff"/>
      <style:text-properties fo:color="#1d1c1d" style:font-name="Arial1" fo:font-size="11.5pt" fo:background-color="#f8f8f8" style:font-size-asian="11.5pt" style:font-size-complex="11.5pt"/>
    </style:style>
    <style:style style:name="P17" style:family="paragraph" style:parent-style-name="Standard">
      <loext:graphic-properties draw:fill="solid" draw:fill-color="#ffffff"/>
      <style:paragraph-properties fo:margin-left="0cm" fo:margin-right="-0.199cm" fo:margin-top="0cm" fo:margin-bottom="0cm" loext:contextual-spacing="false" fo:line-height="146%" fo:text-indent="0cm" style:auto-text-indent="false" fo:background-color="#ffffff"/>
      <style:text-properties fo:color="#1d1c1d" style:font-name="Arial1" fo:font-size="11.5pt" fo:font-weight="bold" fo:background-color="#f8f8f8" style:font-size-asian="11.5pt" style:font-weight-asian="bold" style:font-size-complex="11.5pt" style:font-weight-complex="bold"/>
    </style:style>
    <style:style style:name="T1" style:family="text">
      <style:text-properties fo:color="#444746" style:font-name="Roboto" fo:font-size="10.5pt" fo:background-color="#f9fbfd" loext:char-shading-value="0" style:font-name-asian="Roboto1" style:font-size-asian="10.5pt" style:font-name-complex="Roboto1" style:font-size-complex="10.5pt"/>
    </style:style>
    <style:style style:name="T2" style:family="text">
      <style:text-properties fo:color="#444746" fo:font-size="10.5pt" fo:background-color="#f9fbfd" loext:char-shading-value="0" style:font-name-asian="Roboto1" style:font-size-asian="10.5pt" style:font-name-complex="Roboto1" style:font-size-complex="10.5pt"/>
    </style:style>
    <style:style style:name="T3" style:family="text">
      <style:text-properties fo:color="#444746" fo:background-color="#f9fbfd" loext:char-shading-value="0" style:font-name-asian="Roboto1" style:font-name-complex="Roboto1"/>
    </style:style>
    <style:style style:name="T4" style:family="text">
      <style:text-properties fo:color="#1d1c1d" fo:font-size="11.5pt" fo:background-color="#f8f8f8" loext:char-shading-value="0" style:font-size-asian="11.5pt" style:font-size-complex="11.5pt"/>
    </style:style>
    <style:style style:name="T5" style:family="text">
      <style:text-properties fo:color="#1d1c1d" fo:font-size="11.5pt" officeooo:rsid="000591d2" fo:background-color="#f8f8f8" loext:char-shading-value="0" style:font-size-asian="11.5pt" style:font-size-complex="11.5pt"/>
    </style:style>
    <style:style style:name="T6" style:family="text">
      <style:text-properties fo:color="#1d1c1d" fo:font-size="11.5pt" fo:font-weight="bold" fo:background-color="#f8f8f8" loext:char-shading-value="0" style:font-size-asian="11.5pt" style:font-weight-asian="bold" style:font-size-complex="11.5pt"/>
    </style:style>
    <style:style style:name="T7" style:family="text">
      <style:text-properties fo:color="#1d1c1d" fo:font-size="11.5pt" fo:font-weight="bold" fo:background-color="#f8f8f8" loext:char-shading-value="0" style:font-size-asian="11.5pt" style:font-weight-asian="bold" style:font-size-complex="11.5pt" style:font-weight-complex="bold"/>
    </style:style>
    <style:style style:name="T8" style:family="text">
      <style:text-properties fo:color="#1d1c1d" fo:font-size="11.5pt" fo:font-weight="bold" officeooo:rsid="000591d2" fo:background-color="#f8f8f8" loext:char-shading-value="0" style:font-size-asian="11.5pt" style:font-weight-asian="bold" style:font-size-complex="11.5pt" style:font-weight-complex="bold"/>
    </style:style>
    <style:style style:name="T9" style:family="text">
      <style:text-properties fo:color="#1d1c1d" fo:font-size="11.5pt" fo:font-style="italic" fo:background-color="#f8f8f8" loext:char-shading-value="0" style:font-size-asian="11.5pt" style:font-style-asian="italic" style:font-size-complex="11.5pt"/>
    </style:style>
    <style:style style:name="T10" style:family="text">
      <style:text-properties officeooo:rsid="000465f5"/>
    </style:style>
    <style:style style:name="T11" style:family="text">
      <style:text-properties officeooo:rsid="000591d2"/>
    </style:style>
    <style:style style:name="T12" style:family="text">
      <style:text-properties fo:background-color="#f9fbfd" loext:char-shading-value="0" style:font-name-asian="Roboto1" style:font-name-complex="Roboto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591d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0">P</text:span>rzegląd specyfikacji <text:span text:style-name="T12">Aplikacji Mr_BUGGY_3</text:span></text:p>
      <text:p text:style-name="P6"/>
      <text:p text:style-name="P5">ID nr_bledu MB_001</text:p>
      <text:p text:style-name="P4">Tytuł: Błąd w nazwie aplikacji, w dziale “Wstęp” </text:p>
      <text:p text:style-name="P4">Numer strony: 6</text:p>
      <text:p text:style-name="P4">Akapit pierwszy</text:p>
      <text:p text:style-name="P4">Opis: Nazwa aplikacji w dokumentacji nazywa się MrBuggy 2015 a powinna MrBuggy 3 </text:p>
      <text:p text:style-name="P4"/>
      <text:p text:style-name="P5">ID “nr_bledu MB_002</text:p>
      <text:p text:style-name="P4">Tytuł: Wymagane wersje aplikacji klienckiej.</text:p>
      <text:p text:style-name="P4">Numer strony: 6</text:p>
      <text:p text:style-name="P4">Punkt “Wersje Aplikacji”</text:p>
      <text:p text:style-name="P6"><text:span text:style-name="T4">Opis: Wymagane są cztery wersje aplikacji, zamiast cztery powinny zostać użyte słowo trzy wersje (demonstracyjna, końcowa oraz publiczna)<text:line-break/><text:line-break/></text:span><text:span text:style-name="T7">ID nr_bledu MB_00</text:span><text:span text:style-name="T8">3</text:span></text:p>
      <text:p text:style-name="P4">Tytuł: Błąd logiczny</text:p>
      <text:p text:style-name="P4">Numer strony:8</text:p>
      <text:p text:style-name="P4">Linijka 13</text:p>
      <text:p text:style-name="P6"><text:span text:style-name="T4">Opis: Zdanie “W każdym </text:span><text:span text:style-name="T6">zdaniu</text:span><text:span text:style-name="T4"> ma być dokładnie jeden defekt” powinno brzmieć “W każdym </text:span><text:span text:style-name="T6">zadaniu</text:span><text:span text:style-name="T4"> ma być dokładnie jeden defekt”<text:line-break/></text:span></text:p>
      <text:p text:style-name="P5">ID nr_bledu MB_00<text:span text:style-name="T11">4</text:span></text:p>
      <text:p text:style-name="P4">Tytuł: Błędny opis formatu czasu</text:p>
      <text:p text:style-name="P4">Numer strony: 10</text:p>
      <text:p text:style-name="P4">Linijka 10</text:p>
      <text:p text:style-name="P4">Opis: podany format czasu to “(format: gg:mm:ss)”, a w opisie figurują także milisekundy</text:p>
      <text:p text:style-name="P4"/>
      <text:p text:style-name="P5">ID nr_bledu MB_00<text:span text:style-name="T11">5</text:span></text:p>
      <text:p text:style-name="P4">Tytuł: Brak informacji w jaki sposób użytkownik ma potwierdzić chęć wysłania wszystkich zadań po ich zakończeniu.</text:p>
      <text:p text:style-name="P4">Numer strony: 10</text:p>
      <text:p text:style-name="P4">Linijka 25</text:p>
      <text:p text:style-name="P4">Opis: Aby uniknąć pomyłek użytkownik musi potwierdzić chęć zakończenia pracy nad wszystkimi zadaniami i wysłanie odpowiedzi do oceny. -&gt; Użytkownik wybiera ”Zakończ” ale nie ma informacji co powinien zrobić dalej skoro potrzebne jest jeszcze dalsze potwierdzenie.<text:line-break/></text:p>
      <text:p text:style-name="P5">ID nr_bledu MB_0<text:span text:style-name="T11">06</text:span></text:p>
      <text:p text:style-name="P4">Tytuł: Błąd w nazwie pola w Menu bocznym</text:p>
      <text:p text:style-name="P4">Numer strony: 10</text:p>
      <text:p text:style-name="P4">Linijka 12</text:p>
      <text:p text:style-name="P4">Opis: Zamiast “Opis problemu” powinno być “Opis zadania”, zgodnie ze <text:s/>Schematem interfejsu użytkownika części klienckiej ze strony 11</text:p>
      <text:p text:style-name="P4"/>
      <text:p text:style-name="P4"/>
      <text:p text:style-name="P5"><text:soft-page-break/>ID nr_bledu MB_0<text:span text:style-name="T11">07</text:span></text:p>
      <text:p text:style-name="P4">Tytuł: Błąd w nazwie pola w Menu bocznym “Zaraportuj defekt” / <text:s/>“Znalazlem defekt”</text:p>
      <text:p text:style-name="P4">Numer strony: 10</text:p>
      <text:p text:style-name="P4">Linijka 17</text:p>
      <text:p text:style-name="P4">Opis:Zamiast “Zaraportuj defekt” powinno być “Znalazlem defekt”, zgodnie ze <text:s/>Schematem interfejsu użytkownika części klienckiej ze strony 11</text:p>
      <text:p text:style-name="P4"/>
      <text:p text:style-name="P5">ID nr_bledu MB_0<text:span text:style-name="T11">08</text:span></text:p>
      <text:p text:style-name="P4">Tytuł: Sprzeczność w typach raportowanych plików</text:p>
      <text:p text:style-name="P4">Numer strony: 10/11</text:p>
      <text:p text:style-name="P4">Linijka: </text:p>
      <text:p text:style-name="P4">Opis: Opisanym tu rezultatem wciśnięcia przycisku “Zakończ” jest eksport zadań testowych do pliku binarnego. W Wymaganiach Funkcjonalnych na str 7 jest natomiast mowa o pliku tekstowym.</text:p>
      <text:p text:style-name="P4"/>
      <text:p text:style-name="P5">ID nr_bledu MB_0<text:span text:style-name="T11">09</text:span></text:p>
      <text:p text:style-name="P4">Tytuł: Brak uwzględnienia opisu Pola “Status połączenia” w elementach Menu bocznego</text:p>
      <text:p text:style-name="P4">Numer strony:11</text:p>
      <text:p text:style-name="P4">Linijka 3</text:p>
      <text:p text:style-name="P4">Opis: Brak opisu Pola “Status połączenia” w elementach Menu bocznego, zgodnie ze <text:s/>Schematem interfejsu użytkownika części klienckiej ze strony 11</text:p>
      <text:p text:style-name="P4"/>
      <text:p text:style-name="P5">ID nr_bledu MB_01<text:span text:style-name="T11">0</text:span></text:p>
      <text:p text:style-name="P4">Tytuł: Błędna klasyfikacja “Okna Zadania”</text:p>
      <text:p text:style-name="P4">Numer strony: 11</text:p>
      <text:p text:style-name="P4">Linijka 3</text:p>
      <text:p text:style-name="P4">Opis: Opis pola Okno “Zadania” znajduje się wśród elementów Menu bocznego. Okno “Zadania” jest odrębną częścią okna aplikacji. Powinno być opisane w nowym akapicie.</text:p>
      <text:p text:style-name="P4"/>
      <text:p text:style-name="P10">ID nr_bledu MB_0<text:span text:style-name="T11">11</text:span></text:p>
      <text:p text:style-name="P11">Tytuł: Java7 - język programowania z wymagań środowiskowych wynika że nie powinien być określony, nazwa powinna być “Java 7” (ze spacją)</text:p>
      <text:p text:style-name="P9">Numer strony: 11</text:p>
      <text:p text:style-name="P9">Linijka - ostatnia</text:p>
      <text:p text:style-name="P12"><text:span text:style-name="T4">Opis: Java7 - język programowania z wymagań środowiskowych wynika że nie powinien być określony - </text:span><text:span text:style-name="T9">Język programowania oraz baza danych użyta podczas tworzenia aplikacji nie są zdefiniowane. Ich wybór jest pozostawiony Wykonawcy zlecenia. </text:span></text:p>
      <text:p text:style-name="P9">Język programowania powinien być określony. Nazwa powinna być “Java 7” (ze spacją).</text:p>
      <text:p text:style-name="P7"/>
      <text:p text:style-name="P8"><text:span text:style-name="T4"/></text:p>
      <text:p text:style-name="P8"><text:span text:style-name="T4"/></text:p>
      <text:p text:style-name="P14"><text:span text:style-name="T4"><text:line-break/></text:span><text:soft-page-break/><text:span text:style-name="T7">ID nr_bledu MB_01</text:span><text:span text:style-name="T8">2</text:span></text:p>
      <text:p text:style-name="P15"><text:span text:style-name="T4">Tytuł: Błąd w sformułowaniu zdania,</text:span><text:span text:style-name="T9"> krótszy od 1 sekundy</text:span></text:p>
      <text:p text:style-name="P16">Numer strony: 12</text:p>
      <text:p text:style-name="P16">Linijka: 3</text:p>
      <text:p text:style-name="P15"><text:span text:style-name="T4">Opis: czas odpowiedzi interfejsu musi być krótszy od 1 sekundy </text:span><text:span text:style-name="T6">powinno być krótszy niż 1 sekunda </text:span></text:p>
      <text:p text:style-name="P16"><text:span text:style-name="T13"/></text:p>
      <text:p text:style-name="P16"><text:span text:style-name="T13">ID nr_bledu MB_0</text:span><text:span text:style-name="T14">13</text:span></text:p>
      <text:p text:style-name="P16">Tytuł: niepotrzebny znak “.” na końcu zdania </text:p>
      <text:p text:style-name="P16">Numer strony: 12</text:p>
      <text:p text:style-name="P16">Linijka:4</text:p>
      <text:p text:style-name="P15"><text:span text:style-name="T4">Opis: Na końcu zdania: </text:span><text:span text:style-name="T9">raport zbiorczy ma się generować nie dłużej niż 15 sekund. </text:span><text:span text:style-name="T4">niepotrzebnie została użyta kropka.</text:span></text:p>
      <text:p text:style-name="P16"><text:span text:style-name="T13"/></text:p>
      <text:p text:style-name="P16"><text:span text:style-name="T13">ID nr_bledu MB_0</text:span><text:span text:style-name="T14">14</text:span></text:p>
      <text:p text:style-name="P16">Tytuł: Niejasność okoliczności do blokady konta</text:p>
      <text:p text:style-name="P16">Numer strony: 13</text:p>
      <text:p text:style-name="P16">Linijka 7</text:p>
      <text:p text:style-name="P16">Opis: w wymaganiu “konto musi zostać zablokowane po 3 krotnym wpisaniu błędnego hasła lub jego części” zbyteczny jest warunek “lub jego części”</text:p>
      <text:p text:style-name="P16"/>
      <text:p text:style-name="P17">ID nr_bledu MB_0<text:span text:style-name="T11">15</text:span></text:p>
      <text:p text:style-name="P16">Tytuł: Błędna kwalifikacja wymagania</text:p>
      <text:p text:style-name="P16">Numer strony: 13</text:p>
      <text:p text:style-name="P16">Punkt 7.3 podpunkt drugi</text:p>
      <text:p text:style-name="P16">Opis: Wymaganie “przełączanie pomiędzy zadaniami nie może być dłuższe niż 1 sekunda” powinno należeć do wymagań Wydajnościowych, a nie Niezawodności</text:p>
      <text:p text:style-name="P16"/>
      <text:p text:style-name="P17">ID nr_bledu MB_0<text:span text:style-name="T11">16</text:span></text:p>
      <text:p text:style-name="P16">Tytuł: Niejasność we wzorze na wydajność aplikacji</text:p>
      <text:p text:style-name="P16">Numer strony: 12</text:p>
      <text:p text:style-name="P16">Linijka: 13</text:p>
      <text:p text:style-name="P16">Opis: W punkcie 7.1 Wymagania wydajnościowe, w objaśnieniu elementów wzoru- brak podanych jednostek miary co może wprowadzać w błąd</text:p>
      <text:p text:style-name="P16"/>
      <text:p text:style-name="P16"/>
      <text:p text:style-name="P17"><text:soft-page-break/>ID nr_bledu MB_0<text:span text:style-name="T11">17</text:span></text:p>
      <text:p text:style-name="P16">Tytuł: Sprzeczne wymagania odnośnie składu loginu</text:p>
      <text:p text:style-name="P16">Numer strony: 12</text:p>
      <text:p text:style-name="P16">Linijka: 25</text:p>
      <text:p text:style-name="P16">Opis Jest napisane, że login ma się składać od 2 do 8 znaków, jednocześnie wymagana jest przynajmniej jedna mała litera, jedna wielka litera, jedna cyfra i jeden znak specjalny. Zgodnie z wymaganiami login powinien składać się od 4 do 8 znaków. </text:p>
      <text:p text:style-name="P16"/>
      <text:p text:style-name="P17">ID nr_bledu MB_0<text:span text:style-name="T11">18</text:span></text:p>
      <text:p text:style-name="P16">Tytuł: Błąd w zdaniu <text:span text:style-name="T11">brak „w” </text:span></text:p>
      <text:p text:style-name="P16">Numer strony: 14</text:p>
      <text:p text:style-name="P16">Linijka: 20</text:p>
      <text:p text:style-name="P15"><text:span text:style-name="T4">Opis: Zdanie “0 punktów za nie zgłoszenie defektu zadaniu” powinno brzmieć “0 punktów za nie zgłoszenie defektu </text:span><text:span text:style-name="T6">w</text:span><text:span text:style-name="T4"> zadaniu”</text:span></text:p>
      <text:p text:style-name="P16"/>
      <text:p text:style-name="P17">ID nr_bledu MB_0<text:span text:style-name="T11">19</text:span></text:p>
      <text:p text:style-name="P16">Tytuł: Wersja demonstracyjna - ilość zadań </text:p>
      <text:p text:style-name="P16">Numer strony: 14</text:p>
      <text:p text:style-name="P16">Linijka: 1-9</text:p>
      <text:p text:style-name="P15"><text:span text:style-name="T4">Opis: Wersje aplikacji mówi:</text:span><text:span text:style-name="T9"> wersja demonstracyjna - w aplikacji powinno znajdować się jedno zadanie testowe.</text:span><text:span text:style-name="T4"> Na stronie 14 opisane są dwa zadania: - 1. Kalkulator 2.Prostokąt.</text:span></text:p>
      <text:p text:style-name="P16"><text:s/></text:p>
      <text:p text:style-name="P17">ID nr_bledu MB_0<text:span text:style-name="T11">20</text:span></text:p>
      <text:p text:style-name="P16">Tytuł: Sprzeczność w punktacji defektów</text:p>
      <text:p text:style-name="P16">Numer strony: 14</text:p>
      <text:p text:style-name="P16">Punkt 10 podpunkt 3</text:p>
      <text:p text:style-name="P15"><text:span text:style-name="T4">Opis: defekty krytyczne (od </text:span><text:span text:style-name="T6">4 </text:span><text:span text:style-name="T4">do 6 pkt) pokrywają się z defektami normalnymi (od 3 do </text:span><text:span text:style-name="T6">4</text:span><text:span text:style-name="T4"> pkt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p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23-04-15T11:42:59.361000000</dc:date>
    <meta:editing-duration>PT12M24S</meta:editing-duration>
    <meta:editing-cycles>2</meta:editing-cycles>
    <meta:document-statistic meta:table-count="0" meta:image-count="0" meta:object-count="0" meta:page-count="4" meta:paragraph-count="102" meta:word-count="772" meta:character-count="5113" meta:non-whitespace-character-count="4424"/>
  </office:meta>
</office:document-meta>
</file>